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vertical-align="middle"/>
    </style:style>
    <style:style style:name="gr4" style:family="graphic" style:parent-style-name="objectwithoutfill">
      <style:graphic-properties svg:stroke-width="0.203cm" svg:stroke-color="#000000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953cm" svg:height="3.954cm" draw:transform="rotate (-1.57079632679579) translate (15.38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5.246cm 3.1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1.432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4cm" draw:transform="rotate (-1.57079632679579) translate (11.291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9.347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5cm" draw:transform="rotate (-1.57079632679579) translate (19.207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5.38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15.245cm 3.1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5cm" draw:transform="rotate (-1.57079632679579) translate (11.432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4cm" draw:transform="rotate (-1.57079632679579) translate (11.291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3cm" draw:transform="rotate (-1.57079632679579) translate (19.346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6cm" draw:transform="rotate (-1.57079632679579) translate (19.207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3.404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3.263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9.451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9.31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17.36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5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3.403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3.263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9.4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9.31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4cm" draw:transform="rotate (-1.57079632679579) translate (17.365cm 5.95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4cm 6.091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15.385cm 8.923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5.245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1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1.291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3cm" draw:transform="rotate (-1.57079632679579) translate (19.345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9.206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5cm" draw:transform="rotate (-1.57079632679579) translate (15.385cm 8.923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5.244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1.291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9.345cm 2.97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6cm" svg:height="3.675cm" draw:transform="rotate (-1.57079632679579) translate (19.205cm 3.1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4cm" draw:transform="rotate (-1.57079632679579) translate (13.403cm 11.905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13.263cm 12.044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9.449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9.31cm 12.04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4cm" svg:height="3.953cm" draw:transform="rotate (-1.57079632679579) translate (17.364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17.224cm 12.04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7.459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4cm" draw:transform="rotate (-1.57079632679579) translate (7.319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9.345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9.205cm 15.01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6cm" svg:height="3.954cm" draw:transform="rotate (-1.57079632679579) translate (15.384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15.243cm 15.014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11.43cm 14.87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5cm" draw:transform="rotate (-1.57079632679579) translate (11.29cm 15.013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6cm" draw:transform="rotate (-1.57079632679579) translate (21.336cm 5.951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21.195cm 6.09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5cm" svg:height="3.954cm" draw:transform="rotate (-1.57079632679579) translate (23.316cm 8.922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4cm" svg:height="3.675cm" draw:transform="rotate (-1.57079632679579) translate (23.176cm 9.06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3.953cm" svg:height="3.953cm" draw:transform="rotate (-1.57079632679579) translate (21.325cm 11.904cm)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3.675cm" svg:height="3.674cm" draw:transform="rotate (-1.57079632679579) translate (21.185cm 12.042cm)">
            <text:p/>
  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ircle draw:style-name="gr3" draw:text-style-name="P1" draw:layer="layout" svg:width="0.881cm" svg:height="0.881cm" svg:x="10.984cm" svg:y="5.507cm">
          <text:p/>
        </draw:circle>
        <draw:circle draw:style-name="gr3" draw:text-style-name="P1" draw:layer="layout" svg:width="0.882cm" svg:height="0.881cm" svg:x="14.945cm" svg:y="5.507cm">
          <text:p/>
        </draw:circle>
        <draw:ellipse draw:style-name="gr3" draw:text-style-name="P1" draw:layer="layout" svg:width="0.88cm" svg:height="0.881cm" svg:x="7.077cm" svg:y="5.507cm">
          <text:p/>
        </draw:ellipse>
        <draw:circle draw:style-name="gr3" draw:text-style-name="P1" draw:layer="layout" svg:width="0.882cm" svg:height="0.881cm" svg:x="18.87cm" svg:y="5.507cm">
          <text:p/>
        </draw:circle>
        <draw:circle draw:style-name="gr3" draw:text-style-name="P1" draw:layer="layout" svg:width="0.881cm" svg:height="0.882cm" svg:x="10.984cm" svg:y="9.414cm">
          <text:p/>
        </draw:circle>
        <draw:ellipse draw:style-name="gr3" draw:text-style-name="P1" draw:layer="layout" svg:width="0.88cm" svg:height="0.882cm" svg:x="14.927cm" svg:y="9.414cm">
          <text:p/>
        </draw:ellipse>
        <draw:circle draw:style-name="gr3" draw:text-style-name="P1" draw:layer="layout" svg:width="0.881cm" svg:height="0.882cm" svg:x="18.889cm" svg:y="9.414cm">
          <text:p/>
        </draw:circle>
        <draw:circle draw:style-name="gr3" draw:text-style-name="P1" draw:layer="layout" svg:width="0.881cm" svg:height="0.882cm" svg:x="22.796cm" svg:y="9.414cm">
          <text:p/>
        </draw:circle>
        <draw:circle draw:style-name="gr3" draw:text-style-name="P1" draw:layer="layout" svg:width="0.882cm" svg:height="0.882cm" svg:x="7.021cm" svg:y="9.414cm">
          <text:p/>
        </draw:circle>
        <draw:circle draw:style-name="gr3" draw:text-style-name="P1" draw:layer="layout" svg:width="0.881cm" svg:height="0.882cm" svg:x="3.078cm" svg:y="9.414cm">
          <text:p/>
        </draw:circle>
        <draw:circle draw:style-name="gr3" draw:text-style-name="P1" draw:layer="layout" svg:width="0.881cm" svg:height="0.881cm" svg:x="10.984cm" svg:y="11.469cm">
          <text:p/>
        </draw:circle>
        <draw:ellipse draw:style-name="gr3" draw:text-style-name="P1" draw:layer="layout" svg:width="0.88cm" svg:height="0.881cm" svg:x="14.927cm" svg:y="11.469cm">
          <text:p/>
        </draw:ellipse>
        <draw:circle draw:style-name="gr3" draw:text-style-name="P1" draw:layer="layout" svg:width="0.881cm" svg:height="0.881cm" svg:x="18.889cm" svg:y="11.469cm">
          <text:p/>
        </draw:circle>
        <draw:circle draw:style-name="gr3" draw:text-style-name="P1" draw:layer="layout" svg:width="0.881cm" svg:height="0.881cm" svg:x="22.796cm" svg:y="11.469cm">
          <text:p/>
        </draw:circle>
        <draw:circle draw:style-name="gr3" draw:text-style-name="P1" draw:layer="layout" svg:width="0.882cm" svg:height="0.881cm" svg:x="7.021cm" svg:y="11.469cm">
          <text:p/>
        </draw:circle>
        <draw:circle draw:style-name="gr3" draw:text-style-name="P1" draw:layer="layout" svg:width="0.881cm" svg:height="0.881cm" svg:x="3.078cm" svg:y="11.469cm">
          <text:p/>
        </draw:circle>
        <draw:circle draw:style-name="gr3" draw:text-style-name="P1" draw:layer="layout" svg:width="0.881cm" svg:height="0.881cm" svg:x="10.983cm" svg:y="15.394cm">
          <text:p/>
        </draw:circle>
        <draw:circle draw:style-name="gr3" draw:text-style-name="P1" draw:layer="layout" svg:width="0.882cm" svg:height="0.881cm" svg:x="14.945cm" svg:y="15.394cm">
          <text:p/>
        </draw:circle>
        <draw:ellipse draw:style-name="gr3" draw:text-style-name="P1" draw:layer="layout" svg:width="0.88cm" svg:height="0.881cm" svg:x="7.077cm" svg:y="15.394cm">
          <text:p/>
        </draw:ellipse>
        <draw:circle draw:style-name="gr3" draw:text-style-name="P1" draw:layer="layout" svg:width="0.882cm" svg:height="0.881cm" svg:x="18.87cm" svg:y="15.394cm">
          <text:p/>
        </draw:circle>
        <draw:circle draw:style-name="gr3" draw:text-style-name="P1" draw:layer="layout" svg:width="0.882cm" svg:height="0.881cm" svg:x="12.964cm" svg:y="8.442cm">
          <text:p/>
        </draw:circle>
        <draw:ellipse draw:style-name="gr3" draw:text-style-name="P1" draw:layer="layout" svg:width="0.88cm" svg:height="0.881cm" svg:x="8.984cm" svg:y="8.442cm">
          <text:p/>
        </draw:ellipse>
        <draw:circle draw:style-name="gr3" draw:text-style-name="P1" draw:layer="layout" svg:width="0.881cm" svg:height="0.881cm" svg:x="5.114cm" svg:y="8.442cm">
          <text:p/>
        </draw:circle>
        <draw:circle draw:style-name="gr3" draw:text-style-name="P1" draw:layer="layout" svg:width="0.881cm" svg:height="0.881cm" svg:x="16.927cm" svg:y="8.442cm">
          <text:p/>
        </draw:circle>
        <draw:ellipse draw:style-name="gr3" draw:text-style-name="P1" draw:layer="layout" svg:width="0.883cm" svg:height="0.881cm" svg:x="20.851cm" svg:y="8.442cm">
          <text:p/>
        </draw:ellipse>
        <draw:circle draw:style-name="gr3" draw:text-style-name="P1" draw:layer="layout" svg:width="0.881cm" svg:height="0.882cm" svg:x="12.964cm" svg:y="12.367cm">
          <text:p/>
        </draw:circle>
        <draw:circle draw:style-name="gr3" draw:text-style-name="P1" draw:layer="layout" svg:width="0.881cm" svg:height="0.882cm" svg:x="8.983cm" svg:y="12.367cm">
          <text:p/>
        </draw:circle>
        <draw:ellipse draw:style-name="gr3" draw:text-style-name="P1" draw:layer="layout" svg:width="0.88cm" svg:height="0.882cm" svg:x="5.114cm" svg:y="12.367cm">
          <text:p/>
        </draw:ellipse>
        <draw:circle draw:style-name="gr3" draw:text-style-name="P1" draw:layer="layout" svg:width="0.881cm" svg:height="0.882cm" svg:x="16.927cm" svg:y="12.367cm">
          <text:p/>
        </draw:circle>
        <draw:circle draw:style-name="gr3" draw:text-style-name="P1" draw:layer="layout" svg:width="0.882cm" svg:height="0.882cm" svg:x="20.851cm" svg:y="12.367cm">
          <text:p/>
        </draw:circle>
        <draw:ellipse draw:style-name="gr3" draw:text-style-name="P1" draw:layer="layout" svg:width="0.881cm" svg:height="0.88cm" svg:x="12.964cm" svg:y="14.459cm">
          <text:p/>
        </draw:ellipse>
        <draw:ellipse draw:style-name="gr3" draw:text-style-name="P1" draw:layer="layout" svg:width="0.881cm" svg:height="0.88cm" svg:x="8.983cm" svg:y="14.459cm">
          <text:p/>
        </draw:ellipse>
        <draw:circle draw:style-name="gr3" draw:text-style-name="P1" draw:layer="layout" svg:width="0.88cm" svg:height="0.88cm" svg:x="5.114cm" svg:y="14.459cm">
          <text:p/>
        </draw:circle>
        <draw:ellipse draw:style-name="gr3" draw:text-style-name="P1" draw:layer="layout" svg:width="0.881cm" svg:height="0.88cm" svg:x="16.927cm" svg:y="14.459cm">
          <text:p/>
        </draw:ellipse>
        <draw:ellipse draw:style-name="gr3" draw:text-style-name="P1" draw:layer="layout" svg:width="0.882cm" svg:height="0.88cm" svg:x="20.851cm" svg:y="14.459cm">
          <text:p/>
        </draw:ellipse>
        <draw:circle draw:style-name="gr3" draw:text-style-name="P1" draw:layer="layout" svg:width="0.881cm" svg:height="0.881cm" svg:x="12.964cm" svg:y="18.2cm">
          <text:p/>
        </draw:circle>
        <draw:circle draw:style-name="gr3" draw:text-style-name="P1" draw:layer="layout" svg:width="0.881cm" svg:height="0.881cm" svg:x="8.983cm" svg:y="18.2cm">
          <text:p/>
        </draw:circle>
        <draw:circle draw:style-name="gr3" draw:text-style-name="P1" draw:layer="layout" svg:width="0.881cm" svg:height="0.881cm" svg:x="16.927cm" svg:y="18.2cm">
          <text:p/>
        </draw:circle>
        <draw:circle draw:style-name="gr3" draw:text-style-name="P1" draw:layer="layout" svg:width="0.881cm" svg:height="0.881cm" svg:x="12.964cm" svg:y="6.424cm">
          <text:p/>
        </draw:circle>
        <draw:circle draw:style-name="gr3" draw:text-style-name="P1" draw:layer="layout" svg:width="0.881cm" svg:height="0.881cm" svg:x="8.983cm" svg:y="6.424cm">
          <text:p/>
        </draw:circle>
        <draw:ellipse draw:style-name="gr3" draw:text-style-name="P1" draw:layer="layout" svg:width="0.88cm" svg:height="0.881cm" svg:x="5.114cm" svg:y="6.424cm">
          <text:p/>
        </draw:ellipse>
        <draw:circle draw:style-name="gr3" draw:text-style-name="P1" draw:layer="layout" svg:width="0.881cm" svg:height="0.881cm" svg:x="16.927cm" svg:y="6.424cm">
          <text:p/>
        </draw:circle>
        <draw:circle draw:style-name="gr3" draw:text-style-name="P1" draw:layer="layout" svg:width="0.882cm" svg:height="0.881cm" svg:x="20.851cm" svg:y="6.424cm">
          <text:p/>
        </draw:circle>
        <draw:circle draw:style-name="gr3" draw:text-style-name="P1" draw:layer="layout" svg:width="0.881cm" svg:height="0.882cm" svg:x="12.964cm" svg:y="2.609cm">
          <text:p/>
        </draw:circle>
        <draw:circle draw:style-name="gr3" draw:text-style-name="P1" draw:layer="layout" svg:width="0.881cm" svg:height="0.882cm" svg:x="8.983cm" svg:y="2.609cm">
          <text:p/>
        </draw:circle>
        <draw:circle draw:style-name="gr3" draw:text-style-name="P1" draw:layer="layout" svg:width="0.881cm" svg:height="0.882cm" svg:x="16.927cm" svg:y="2.609cm">
          <text:p/>
        </draw:circle>
        <draw:ellipse draw:style-name="gr3" draw:text-style-name="P1" draw:layer="layout" svg:width="0.881cm" svg:height="0.88cm" svg:x="10.983cm" svg:y="3.527cm">
          <text:p/>
        </draw:ellipse>
        <draw:ellipse draw:style-name="gr3" draw:text-style-name="P1" draw:layer="layout" svg:width="0.882cm" svg:height="0.88cm" svg:x="14.945cm" svg:y="3.527cm">
          <text:p/>
        </draw:ellipse>
        <draw:circle draw:style-name="gr3" draw:text-style-name="P1" draw:layer="layout" svg:width="0.88cm" svg:height="0.88cm" svg:x="7.077cm" svg:y="3.527cm">
          <text:p/>
        </draw:circle>
        <draw:ellipse draw:style-name="gr3" draw:text-style-name="P1" draw:layer="layout" svg:width="0.882cm" svg:height="0.88cm" svg:x="18.87cm" svg:y="3.527cm">
          <text:p/>
        </draw:ellipse>
        <draw:circle draw:style-name="gr3" draw:text-style-name="P1" draw:layer="layout" svg:width="0.881cm" svg:height="0.881cm" svg:x="10.983cm" svg:y="17.338cm">
          <text:p/>
        </draw:circle>
        <draw:circle draw:style-name="gr3" draw:text-style-name="P1" draw:layer="layout" svg:width="0.882cm" svg:height="0.881cm" svg:x="14.945cm" svg:y="17.338cm">
          <text:p/>
        </draw:circle>
        <draw:ellipse draw:style-name="gr3" draw:text-style-name="P1" draw:layer="layout" svg:width="0.88cm" svg:height="0.881cm" svg:x="7.077cm" svg:y="17.338cm">
          <text:p/>
        </draw:ellipse>
        <draw:circle draw:style-name="gr3" draw:text-style-name="P1" draw:layer="layout" svg:width="0.882cm" svg:height="0.881cm" svg:x="18.87cm" svg:y="17.338cm">
          <text:p/>
        </draw:circle>
        <draw:circle draw:style-name="gr3" draw:text-style-name="P1" draw:layer="layout" svg:width="1.119cm" svg:height="1.119cm" svg:x="7.132cm" svg:y="1.546cm">
          <text:p/>
        </draw:circle>
        <draw:line draw:style-name="gr4" draw:text-style-name="P1" draw:layer="layout" svg:x1="7.645cm" svg:y1="2.812cm" svg:x2="7.59cm" svg:y2="3.417cm">
          <text:p/>
        </draw:line>
        <draw:line draw:style-name="gr4" draw:text-style-name="P1" draw:layer="layout" svg:x1="8.361cm" svg:y1="2.39cm" svg:x2="8.966cm" svg:y2="2.684cm">
          <text:p/>
        </draw:line>
        <draw:ellipse draw:style-name="gr3" draw:text-style-name="P1" draw:layer="layout" svg:width="1.119cm" svg:height="1.118cm" draw:transform="skewX (0.000872664625997015) rotate (-0.893608577022114) translate (15.138cm 1.156cm)">
          <text:p/>
        </draw:ellipse>
        <draw:line draw:style-name="gr4" draw:text-style-name="P1" draw:layer="layout" svg:x1="14.473cm" svg:y1="2.349cm" svg:x2="13.967cm" svg:y2="2.685cm">
          <text:p/>
        </draw:line>
        <draw:line draw:style-name="gr4" draw:text-style-name="P1" draw:layer="layout" svg:x1="15.25cm" svg:y1="2.643cm" svg:x2="15.4cm" svg:y2="3.299cm">
          <text:p/>
        </draw:line>
        <draw:ellipse draw:style-name="gr3" draw:text-style-name="P1" draw:layer="layout" svg:width="1.118cm" svg:height="1.121cm" draw:transform="rotate (-0.894306708722912) translate (21.037cm 4.072cm)">
          <text:p/>
        </draw:ellipse>
        <draw:line draw:style-name="gr4" draw:text-style-name="P1" draw:layer="layout" svg:x1="20.37cm" svg:y1="5.265cm" svg:x2="19.864cm" svg:y2="5.601cm">
          <text:p/>
        </draw:line>
        <draw:line draw:style-name="gr4" draw:text-style-name="P1" draw:layer="layout" svg:x1="21.147cm" svg:y1="5.559cm" svg:x2="21.297cm" svg:y2="6.215cm">
          <text:p/>
        </draw:line>
        <draw:ellipse draw:style-name="gr3" draw:text-style-name="P1" draw:layer="layout" svg:width="1.119cm" svg:height="1.118cm" draw:transform="skewX (-0.000872664625997061) rotate (-2.02318566891263) translate (25.729cm 10.494cm)">
          <text:p/>
        </draw:ellipse>
        <draw:line draw:style-name="gr4" draw:text-style-name="P1" draw:layer="layout" svg:x1="24.366cm" svg:y1="10.403cm" svg:x2="23.846cm" svg:y2="10.089cm">
          <text:p/>
        </draw:line>
        <draw:line draw:style-name="gr4" draw:text-style-name="P1" draw:layer="layout" svg:x1="24.433cm" svg:y1="11.231cm" svg:x2="23.904cm" svg:y2="11.647cm">
          <text:p/>
        </draw:line>
        <draw:circle draw:style-name="gr3" draw:text-style-name="P1" draw:layer="layout" svg:width="1.119cm" svg:height="1.119cm" draw:transform="skewX (0.000872664625996898) rotate (-2.24658781316786) translate (21.728cm 16.813cm)">
          <text:p/>
        </draw:circle>
        <draw:line draw:style-name="gr4" draw:text-style-name="P1" draw:layer="layout" svg:x1="20.362cm" svg:y1="16.492cm" svg:x2="19.856cm" svg:y2="16.156cm">
          <text:p/>
        </draw:line>
        <draw:line draw:style-name="gr4" draw:text-style-name="P1" draw:layer="layout" svg:x1="21.139cm" svg:y1="16.198cm" svg:x2="21.289cm" svg:y2="15.542cm">
          <text:p/>
        </draw:line>
        <draw:circle draw:style-name="gr3" draw:text-style-name="P1" draw:layer="layout" svg:width="1.119cm" svg:height="1.12cm" draw:transform="skewX (0.000872664625996874) rotate (-2.24658781316786) translate (15.794cm 19.71cm)">
          <text:p/>
        </draw:circle>
        <draw:line draw:style-name="gr4" draw:text-style-name="P1" draw:layer="layout" svg:x1="14.427cm" svg:y1="19.39cm" svg:x2="13.921cm" svg:y2="19.054cm">
          <text:p/>
        </draw:line>
        <draw:line draw:style-name="gr4" draw:text-style-name="P1" draw:layer="layout" svg:x1="15.205cm" svg:y1="19.096cm" svg:x2="15.355cm" svg:y2="18.44cm">
          <text:p/>
        </draw:line>
        <draw:ellipse draw:style-name="gr3" draw:text-style-name="P1" draw:layer="layout" svg:width="-1.118cm" svg:height="-1.119cm" svg:x="8.25cm" svg:y="20.218cm">
          <text:p/>
        </draw:ellipse>
        <draw:line draw:style-name="gr4" draw:text-style-name="P1" draw:layer="layout" svg:x1="7.645cm" svg:y1="18.952cm" svg:x2="7.59cm" svg:y2="18.347cm">
          <text:p/>
        </draw:line>
        <draw:line draw:style-name="gr4" draw:text-style-name="P1" draw:layer="layout" svg:x1="8.361cm" svg:y1="19.374cm" svg:x2="8.966cm" svg:y2="19.08cm">
          <text:p/>
        </draw:line>
        <draw:ellipse draw:style-name="gr3" draw:text-style-name="P1" draw:layer="layout" svg:width="1.119cm" svg:height="1.118cm" draw:transform="skewX (0.000872664625996968) rotate (2.02318566891144) translate (3.558cm 8.613cm)">
          <text:p/>
        </draw:ellipse>
        <draw:line draw:style-name="gr4" draw:text-style-name="P1" draw:layer="layout" svg:x1="4.432cm" svg:y1="7.515cm" svg:x2="4.952cm" svg:y2="7.201cm">
          <text:p/>
        </draw:line>
        <draw:line draw:style-name="gr4" draw:text-style-name="P1" draw:layer="layout" svg:x1="4.365cm" svg:y1="8.343cm" svg:x2="4.894cm" svg:y2="8.759cm">
          <text:p/>
        </draw:line>
        <draw:circle draw:style-name="gr3" draw:text-style-name="P1" draw:layer="layout" svg:width="1.119cm" svg:height="1.119cm" draw:transform="rotate (2.02283660306105) translate (3.576cm 14.574cm)">
          <text:p/>
        </draw:circle>
        <draw:line draw:style-name="gr4" draw:text-style-name="P1" draw:layer="layout" svg:x1="4.45cm" svg:y1="13.476cm" svg:x2="4.97cm" svg:y2="13.162cm">
          <text:p/>
        </draw:line>
        <draw:line draw:style-name="gr4" draw:text-style-name="P1" draw:layer="layout" svg:x1="4.383cm" svg:y1="14.304cm" svg:x2="4.912cm" svg:y2="14.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1T16:05:49.11</meta:creation-date>
    <dc:date>2014-03-01T16:35:17.03</dc:date>
    <meta:editing-duration>PT14M12S</meta:editing-duration>
    <meta:editing-cycles>4</meta:editing-cycles>
    <meta:generator>OpenOffice.org/3.4.1$Win32 OpenOffice.org_project/341m1$Build-9593</meta:generator>
    <meta:document-statistic meta:object-count="165"/>
  </office:meta>
</office:document-meta>
</file>